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7.243cm" fo:min-width="2.548cm"/>
    </style:style>
    <style:style style:name="gr4" style:family="graphic" style:parent-style-name="standard">
      <style:graphic-properties svg:stroke-color="#dddddd" draw:fill-color="#dddddd" draw:textarea-horizontal-align="justify" draw:textarea-vertical-align="middle" draw:auto-grow-height="false" fo:min-height="1.316cm" fo:min-width="1.279cm"/>
    </style:style>
    <style:style style:name="gr5" style:family="graphic" style:parent-style-name="standard">
      <style:graphic-properties svg:stroke-color="#dddddd" draw:fill-color="#dddddd" draw:textarea-horizontal-align="justify" draw:textarea-vertical-align="middle" draw:auto-grow-height="false" fo:min-height="7.243cm" fo:min-width="0.64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801cm"/>
    </style:style>
    <style:style style:name="gr8" style:family="graphic" style:parent-style-name="standard">
      <style:graphic-properties svg:stroke-color="#666666" draw:fill-color="#666666" draw:textarea-horizontal-align="justify" draw:textarea-vertical-align="middle" draw:auto-grow-height="false" fo:min-height="0.344cm" fo:min-width="3.828cm"/>
    </style:style>
    <style:style style:name="gr9" style:family="graphic" style:parent-style-name="standard">
      <style:graphic-properties svg:stroke-color="#666666" draw:fill-color="#666666" draw:textarea-horizontal-align="justify" draw:textarea-vertical-align="middle" draw:auto-grow-height="false" fo:min-height="0.088cm" fo:min-width="0.367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316cm" fo:min-width="1.27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Half_20_Arrow_20_Right" draw:marker-end-width="0.3cm" draw:fill="none" draw:textarea-vertical-align="middle"/>
    </style:style>
    <style:style style:name="gr13" style:family="graphic" style:parent-style-name="objectwithoutfill">
      <style:graphic-properties draw:marker-end="Half_20_Arrow_20_Left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727cm"/>
    </style:style>
    <style:style style:name="gr15" style:family="graphic" style:parent-style-name="standard">
      <style:graphic-properties svg:stroke-color="#666666" draw:fill-color="#666666" draw:textarea-horizontal-align="justify" draw:textarea-vertical-align="middle" draw:auto-grow-height="false" fo:min-height="0.344cm" fo:min-width="2.542cm"/>
    </style:style>
    <style:style style:name="gr16" style:family="graphic" style:parent-style-name="standard">
      <style:graphic-properties svg:stroke-color="#dddddd" draw:fill-color="#dddddd" draw:textarea-horizontal-align="justify" draw:textarea-vertical-align="middle" draw:auto-grow-height="false" fo:min-height="7.243cm" fo:min-width="0.77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3.564cm"/>
    </style:style>
    <style:style style:name="gr18" style:family="graphic" style:parent-style-name="standard">
      <style:graphic-properties svg:stroke-color="#666666" draw:fill-color="#666666" draw:textarea-horizontal-align="justify" draw:textarea-vertical-align="middle" draw:auto-grow-height="false" fo:min-height="0.344cm" fo:min-width="0.786cm"/>
    </style:style>
    <style:style style:name="gr19" style:family="graphic" style:parent-style-name="standard">
      <style:graphic-properties draw:stroke="none" svg:stroke-color="#000000" draw:fill="none" draw:fill-color="#ffffff" fo:min-height="0.7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position="-33%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style:font-name="Liberation Sans1" fo:font-size="14pt" style:font-name-asian="Liberation Sans1" style:font-size-asian="14pt" style:font-name-complex="Liberation Sans1" style:font-size-complex="14pt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style:text-position="-33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72cm" svg:height="1.016cm" svg:x="3.794cm" svg:y="10.017cm">
          <draw:text-box>
            <text:p text:style-name="P1">Ring</text:p>
          </draw:text-box>
        </draw:frame>
        <draw:frame draw:style-name="gr2" draw:text-style-name="P3" draw:layer="layout" svg:width="6.35cm" svg:height="1.673cm" svg:x="11.414cm" svg:y="1.635cm">
          <draw:text-box>
            <text:p text:style-name="P1">Arc Clamp System</text:p>
          </draw:text-box>
        </draw:frame>
        <draw:g>
          <draw:custom-shape draw:style-name="gr3" draw:text-style-name="P4" draw:layer="layout" svg:width="3.048cm" svg:height="7.493cm" svg:x="13.446cm" svg:y="3.04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175cm" svg:height="2.794cm" draw:transform="rotate (1.5707963267949) translate (12.176cm 8.12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5" draw:layer="layout" svg:width="1.143cm" svg:height="7.493cm" svg:x="12.176cm" svg:y="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12.176cm" svg:y1="6.599cm" svg:x2="14.97cm" svg:y2="6.599cm">
            <text:p/>
          </draw:line>
          <draw:custom-shape draw:style-name="gr7" draw:text-style-name="P7" draw:layer="layout" svg:width="1.593cm" svg:height="0.112cm" draw:transform="rotate (1.5707963267949) translate (14.969cm 7.335cm)">
            <text:p/>
            <draw:enhanced-geometry svg:viewBox="0 0 21600 21600" draw:glue-points="?f6 10800 10800 21600 ?f5 10800 10800 0" draw:text-areas="?f3 ?f3 ?f4 ?f4" draw:type="trapezoid" draw:modifiers="433.6260978670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custom-shape draw:style-name="gr8" draw:text-style-name="P8" draw:layer="layout" svg:width="4.328cm" svg:height="0.594cm" svg:x="12.166cm" svg:y="3.85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1.731cm" svg:height="1.014cm" draw:transform="rotate (1.5707963267949) translate (15.467cm 5.03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" draw:text-style-name="P8" draw:layer="layout" svg:width="4.328cm" svg:height="0.594cm" svg:x="12.166cm" svg:y="8.9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1.731cm" svg:height="1.014cm" draw:transform="rotate (1.5707963267949) translate (15.467cm 10.07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frame draw:style-name="gr1" draw:text-style-name="P2" draw:layer="layout" svg:width="4.572cm" svg:height="1.016cm" svg:x="19.669cm" svg:y="9.763cm">
            <draw:text-box>
              <text:p text:style-name="P1">Arc Clamp</text:p>
            </draw:text-box>
          </draw:frame>
          <draw:custom-shape draw:style-name="gr3" draw:text-style-name="P4" draw:layer="layout" svg:width="3.048cm" svg:height="7.493cm" svg:x="20.304cm" svg:y="11.41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.175cm" svg:height="2.794cm" draw:transform="rotate (1.5707963267949) translate (18.907cm 16.74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" draw:text-style-name="P6" draw:layer="layout" svg:x1="24.876cm" svg:y1="15.224cm" svg:x2="23.479cm" svg:y2="15.224cm">
            <text:p/>
          </draw:line>
          <draw:line draw:style-name="gr12" draw:text-style-name="P6" draw:layer="layout" svg:x1="20.285cm" svg:y1="14.139cm" svg:x2="21.634cm" svg:y2="14.501cm">
            <text:p/>
          </draw:line>
          <draw:line draw:style-name="gr13" draw:text-style-name="P6" draw:layer="layout" svg:x1="20.304cm" svg:y1="16.241cm" svg:x2="21.653cm" svg:y2="15.879cm">
            <text:p/>
          </draw:line>
          <draw:line draw:style-name="gr11" draw:text-style-name="P6" draw:layer="layout" svg:x1="20.731cm" svg:y1="15.009cm" svg:x2="20.98cm" svg:y2="14.081cm">
            <text:p/>
          </draw:line>
          <draw:line draw:style-name="gr11" draw:text-style-name="P6" draw:layer="layout" svg:x1="20.737cm" svg:y1="15.312cm" svg:x2="20.986cm" svg:y2="16.24cm">
            <text:p/>
          </draw:line>
          <draw:frame draw:style-name="gr2" draw:text-style-name="P2" draw:layer="layout" svg:width="1.778cm" svg:height="1.673cm" svg:x="25.003cm" svg:y="14.716cm">
            <draw:text-box>
              <text:p>F<text:span text:style-name="T1">sc</text:span></text:p>
            </draw:text-box>
          </draw:frame>
          <draw:frame draw:style-name="gr14" draw:text-style-name="P2" draw:layer="layout" svg:width="2.159cm" svg:height="1.977cm" svg:x="19.161cm" svg:y="13.319cm">
            <draw:text-box>
              <text:p><text:span text:style-name="T2">F</text:span><text:span text:style-name="T3">μ</text:span><text:span text:style-name="T4">c</text:span><text:span text:style-name="T4">o</text:span></text:p>
            </draw:text-box>
          </draw:frame>
          <draw:frame draw:style-name="gr14" draw:text-style-name="P2" draw:layer="layout" svg:width="2.159cm" svg:height="1.977cm" svg:x="19.161cm" svg:y="15.859cm">
            <draw:text-box>
              <text:p><text:span text:style-name="T2">F</text:span><text:span text:style-name="T3">μ</text:span><text:span text:style-name="T4">co</text:span></text:p>
            </draw:text-box>
          </draw:frame>
          <draw:frame draw:style-name="gr14" draw:text-style-name="P2" draw:layer="layout" svg:width="2.159cm" svg:height="1.977cm" svg:x="19.67cm" svg:y="14.264cm">
            <draw:text-box>
              <text:p><text:span text:style-name="T2">F</text:span><text:span text:style-name="T4">co</text:span></text:p>
            </draw:text-box>
          </draw:frame>
          <draw:frame draw:style-name="gr14" draw:text-style-name="P2" draw:layer="layout" svg:width="2.159cm" svg:height="1.977cm" svg:x="19.669cm" svg:y="15.025cm">
            <draw:text-box>
              <text:p><text:span text:style-name="T2">F</text:span><text:span text:style-name="T4">co</text:span></text:p>
            </draw:text-box>
          </draw:frame>
          <draw:custom-shape draw:style-name="gr15" draw:text-style-name="P8" draw:layer="layout" svg:width="3.042cm" svg:height="0.594cm" svg:x="20.302cm" svg:y="12.3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731cm" svg:height="1.014cm" draw:transform="rotate (1.5707963267949) translate (22.317cm 13.53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8" draw:layer="layout" svg:width="3.042cm" svg:height="0.594cm" svg:x="20.326cm" svg:y="17.28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731cm" svg:height="1.014cm" draw:transform="rotate (1.5707963267949) translate (22.341cm 18.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4" draw:text-style-name="P5" draw:layer="layout" svg:width="3.175cm" svg:height="2.794cm" draw:transform="rotate (1.5707963267949) translate (5.572cm 17.00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6" draw:text-style-name="P5" draw:layer="layout" svg:width="1.27cm" svg:height="7.493cm" svg:x="5.572cm" svg:y="11.92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7" draw:layer="layout" svg:width="4.064cm" svg:height="4.572cm" svg:x="5.064cm" svg:y="15.478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6" draw:layer="layout" svg:x1="7.853cm" svg:y1="13.408cm" svg:x2="7.604cm" svg:y2="14.336cm">
            <text:p/>
          </draw:line>
          <draw:line draw:style-name="gr11" draw:text-style-name="P6" draw:layer="layout" svg:x1="6.842cm" svg:y1="17.129cm" svg:x2="6.842cm" svg:y2="15.732cm">
            <text:p/>
          </draw:line>
          <draw:line draw:style-name="gr12" draw:text-style-name="P6" draw:layer="layout" svg:x1="8.318cm" svg:y1="14.463cm" svg:x2="6.969cm" svg:y2="14.101cm">
            <text:p/>
          </draw:line>
          <draw:frame draw:style-name="gr14" draw:text-style-name="P2" draw:layer="layout" svg:width="2.159cm" svg:height="1.977cm" svg:x="5.953cm" svg:y="17.361cm">
            <draw:text-box>
              <text:p>F<text:span text:style-name="T1">cl</text:span><text:span text:style-name="T1">amp</text:span></text:p>
            </draw:text-box>
          </draw:frame>
          <draw:frame draw:style-name="gr14" draw:text-style-name="P2" draw:layer="layout" svg:width="2.159cm" svg:height="1.977cm" svg:x="7.223cm" svg:y="12.303cm">
            <draw:text-box>
              <text:p>F<text:span text:style-name="T1">co</text:span></text:p>
            </draw:text-box>
          </draw:frame>
          <draw:frame draw:style-name="gr14" draw:text-style-name="P2" draw:layer="layout" svg:width="2.159cm" svg:height="1.977cm" svg:x="8.366cm" svg:y="14.009cm">
            <draw:text-box>
              <text:p>F<text:span text:style-name="T5">μ</text:span><text:span text:style-name="T1">co</text:span></text:p>
            </draw:text-box>
          </draw:frame>
          <draw:custom-shape draw:style-name="gr18" draw:text-style-name="P8" draw:layer="layout" svg:width="1.286cm" svg:height="0.594cm" svg:x="5.564cm" svg:y="12.71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6" draw:layer="layout" svg:x1="6.367cm" svg:y1="5.959cm" svg:x2="6.367cm" svg:y2="4.031cm">
          <text:p/>
        </draw:line>
        <draw:line draw:style-name="gr11" draw:text-style-name="P6" draw:layer="layout" svg:x1="6.362cm" svg:y1="5.96cm" svg:x2="8.29cm" svg:y2="5.96cm">
          <text:p/>
        </draw:line>
        <draw:frame draw:style-name="gr19" draw:text-style-name="P9" draw:layer="layout" svg:width="1.494cm" svg:height="1.035cm" svg:x="7.828cm" svg:y="5.568cm">
          <draw:text-box>
            <text:p text:style-name="P1"><text:span text:style-name="T2">X</text:span></text:p>
          </draw:text-box>
        </draw:frame>
        <draw:frame draw:style-name="gr19" draw:text-style-name="P9" draw:layer="layout" svg:width="1.494cm" svg:height="1.035cm" svg:x="5.602cm" svg:y="3.294cm">
          <draw:text-box>
            <text:p text:style-name="P1"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3T12:34:44.286732893</meta:creation-date>
    <dc:date>2021-12-23T13:30:20.716902919</dc:date>
    <meta:editing-duration>PT35M1S</meta:editing-duration>
    <meta:editing-cycles>9</meta:editing-cycles>
    <meta:generator>LibreOffice/6.0.7.3$Linux_X86_64 LibreOffice_project/00m0$Build-3</meta:generator>
    <meta:document-statistic meta:object-count="48"/>
  </office:meta>
</office:document-meta>
</file>